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5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officeooo:paragraph-rsid="0019987a"/>
    </style:style>
    <style:style style:name="P6" style:family="paragraph" style:parent-style-name="Text_20_body" style:list-style-name="L4">
      <style:paragraph-properties fo:margin-left="0in" fo:margin-right="0in" fo:margin-top="0in" fo:margin-bottom="0in" fo:text-indent="0in" style:auto-text-indent="false"/>
    </style:style>
    <style:style style:name="P7" style:family="paragraph" style:parent-style-name="Text_20_body" style:list-style-name="L5">
      <style:paragraph-properties fo:margin-left="0in" fo:margin-right="0in" fo:margin-top="0in" fo:margin-bottom="0in" fo:text-indent="0in" style:auto-text-indent="false"/>
    </style:style>
    <style:style style:name="P8" style:family="paragraph" style:parent-style-name="Text_20_body" style:list-style-name="L5">
      <style:paragraph-properties fo:margin-left="0in" fo:margin-right="0in" fo:margin-top="0in" fo:margin-bottom="0in" fo:text-indent="0in" style:auto-text-indent="false"/>
      <style:text-properties officeooo:rsid="0017b189" officeooo:paragraph-rsid="0017b189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/>
      <style:text-properties officeooo:rsid="0017b189" officeooo:paragraph-rsid="0017b189"/>
    </style:style>
    <style:style style:name="P10" style:family="paragraph" style:parent-style-name="Text_20_body" style:list-style-name="L6">
      <style:paragraph-properties fo:margin-left="0in" fo:margin-right="0in" fo:margin-top="0in" fo:margin-bottom="0in" fo:text-indent="0in" style:auto-text-indent="false"/>
    </style:style>
    <style:style style:name="P11" style:family="paragraph" style:parent-style-name="Text_20_body" style:list-style-name="L7">
      <style:paragraph-properties fo:margin-left="0in" fo:margin-right="0in" fo:margin-top="0in" fo:margin-bottom="0in" fo:text-indent="0in" style:auto-text-indent="false"/>
    </style:style>
    <style:style style:name="P12" style:family="paragraph" style:parent-style-name="Text_20_body" style:list-style-name="L8">
      <style:paragraph-properties fo:margin-left="0in" fo:margin-right="0in" fo:margin-top="0in" fo:margin-bottom="0in" fo:text-indent="0in" style:auto-text-indent="false"/>
    </style:style>
    <style:style style:name="P13" style:family="paragraph" style:parent-style-name="Text_20_body" style:list-style-name="L9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de8b"/>
    </style:style>
    <style:style style:name="T4" style:family="text">
      <style:text-properties officeooo:rsid="0014a333"/>
    </style:style>
    <style:style style:name="T5" style:family="text">
      <style:text-properties officeooo:rsid="0019987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a 2: Differences from deva 1</text:h>
      <text:h text:style-name="Heading_20_2" text:outline-level="2"><office:annotation><dc:date>2011-01-08T15:42:56</dc:date><text:p>&lt;!--StartFragment--&gt;</text:p></office:annotation>Syntax:</text:h>
      <text:h text:style-name="Heading_20_3" text:outline-level="3">Non-breaking:</text:h>
      <text:list xml:id="list49767551" text:style-name="L1">
        <text:list-item>
          <text:p text:style-name="P3">allow chained assignments</text:p>
        </text:list-item>
      </text:list>
      <text:list xml:id="list534252696" text:style-name="L2">
        <text:list-item>
          <text:p text:style-name="P4">allow chained calls/key ops (e.g. 'a[0]()[1]()' etc)</text:p>
        </text:list-item>
      </text:list>
      <text:list xml:id="list776356584" text:style-name="L3">
        <text:list-item>
          <text:p text:style-name="P5"><text:span text:style-name="T5">deva1 allowed only numbers, strings and classes/instances as keys in maps – v2 allows any type</text:span></text:p>
        </text:list-item>
      </text:list>
      <text:p text:style-name="P1"/>
      <text:h text:style-name="Heading_20_3" text:outline-level="3">breaking:</text:h>
      <text:list xml:id="list309067724" text:style-name="L4">
        <text:list-item>
          <text:p text:style-name="P6">require 'extern' keyword to declare dynamic scoped vars (i.e. non-locals)</text:p>
        </text:list-item>
        <text:list-item>
          <text:p text:style-name="P6">class methods require an argument to be passed for 'self' if they are not called from a class object.</text:p>
        </text:list-item>
        <text:list-item>
          <text:p text:style-name="P6">Methods in general <text:span text:style-name="T1">must</text:span> have a 'self' pointer passed, via a.b() syntax or explicitly if they are called via a function object. <text:span text:style-name="T3">This means that the vector functional builtins (map, filter, reduce, any, all) can't be called with methods.s</text:span></text:p>
        </text:list-item>
      </text:list>
      <text:list xml:id="list1151982427" text:style-name="L5">
        <text:list-item>
          <text:p text:style-name="P7">short-circuiting logical ops (&amp;&amp; and ||) ???</text:p>
        </text:list-item>
        <text:list-item>
          <text:p text:style-name="P7">a.b() <text:span text:style-name="T1">always</text:span> becomes a method call and a[“b”]() <text:span text:style-name="T1">never</text:span> becomes a method call. In v1 either <text:span text:style-name="T2">could</text:span> be a method call.</text:p>
        </text:list-item>
        <text:list-item>
          <text:p text:style-name="P7">'break' and 'continue' <text:span text:style-name="T4">*must* be immediately inside a loop. They can no longer be </text:span>called from inside a <text:span text:style-name="T4">function that is itself inside a loop and be used to break out of or continue that calling loop.</text:span></text:p>
        </text:list-item>
        <text:list-item>
          <text:p text:style-name="P8">Type names returned by the type() builtin have changed: “bool” becomes “boolean” and “instance” becomes “object”</text:p>
        </text:list-item>
      </text:list>
      <text:p text:style-name="P9"/>
      <text:h text:style-name="Heading_20_2" text:outline-level="2">Compiler / VM:</text:h>
      <text:list xml:id="list964832870" text:style-name="L6">
        <text:list-item>
          <text:p text:style-name="P10">prevent so much object creation (with DevaObjects in particular) resulting in string copies... how? not sure</text:p>
        </text:list-item>
      </text:list>
      <text:list xml:id="list951374928" text:style-name="L7">
        <text:list-item>
          <text:p text:style-name="P11">unify built-in fcns/modules with 'normal' fcns/modules</text:p>
        </text:list-item>
      </text:list>
      <text:list xml:id="list128524451" text:style-name="L8">
        <text:list-item>
          <text:p text:style-name="P12">use deva maps for modules?</text:p>
          <text:p text:style-name="P12"/>
        </text:list-item>
      </text:list>
      <text:h text:style-name="Heading_20_2" text:outline-level="2">VM / executor:</text:h>
      <text:list xml:id="list2036777116" text:style-name="L9">
        <text:list-item>
          <text:p text:style-name="P13">specialized ops for: loops,</text:p>
        </text:list-item>
        <text:list-item>
          <text:p text:style-name="P13">native functions (builtins) can be used as arguments to vector map/reduce/filter/all/any methods<office:annotation><dc:date>2011-01-08T15:42:56</dc:date><text:p>&lt;!--EndFragment--&gt;</text:p></office:annotation></text:p>
        </text:list-item>
      </text:list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8T15:41:32</meta:creation-date>
    <dc:date>2011-04-19T18:19:11</dc:date>
    <meta:editing-duration>PT208H38M49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1" meta:paragraph-count="21" meta:word-count="252" meta:character-count="1465"/>
  </office:meta>
</office:document-meta>
</file>